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642" officeooo:paragraph-rsid="000aa642"/>
    </style:style>
    <style:style style:name="P2" style:family="paragraph" style:parent-style-name="Standard">
      <style:text-properties officeooo:paragraph-rsid="000aa642"/>
    </style:style>
    <style:style style:name="P3" style:family="paragraph" style:parent-style-name="Standard">
      <style:text-properties fo:font-weight="bold" officeooo:rsid="000aa642" officeooo:paragraph-rsid="000aa642" style:font-weight-asian="bold" style:font-weight-complex="bold"/>
    </style:style>
    <style:style style:name="P4" style:family="paragraph" style:parent-style-name="Standard">
      <style:text-properties fo:font-weight="bold" officeooo:rsid="000aa642" officeooo:paragraph-rsid="000b016c" style:font-weight-asian="bold" style:font-weight-complex="bold"/>
    </style:style>
    <style:style style:name="P5" style:family="paragraph" style:parent-style-name="Standard">
      <style:text-properties fo:font-weight="bold" officeooo:rsid="000aa642" officeooo:paragraph-rsid="000b45ae" style:font-weight-asian="bold" style:font-weight-complex="bold"/>
    </style:style>
    <style:style style:name="P6" style:family="paragraph" style:parent-style-name="Standard">
      <style:text-properties fo:font-weight="bold" officeooo:rsid="000aa642" officeooo:paragraph-rsid="000c3374" style:font-weight-asian="bold" style:font-weight-complex="bold"/>
    </style:style>
    <style:style style:name="P7" style:family="paragraph" style:parent-style-name="Standard">
      <style:text-properties fo:font-weight="bold" officeooo:rsid="000aa642" officeooo:paragraph-rsid="0016fbbb" style:font-weight-asian="bold" style:font-weight-complex="bold"/>
    </style:style>
    <style:style style:name="P8" style:family="paragraph" style:parent-style-name="Standard">
      <style:text-properties fo:font-weight="bold" officeooo:rsid="000aa642" officeooo:paragraph-rsid="00187313" style:font-weight-asian="bold" style:font-weight-complex="bold"/>
    </style:style>
    <style:style style:name="P9" style:family="paragraph" style:parent-style-name="Standard">
      <style:text-properties fo:font-weight="bold" officeooo:rsid="000aa642" officeooo:paragraph-rsid="002364e8" style:font-weight-asian="bold" style:font-weight-complex="bold"/>
    </style:style>
    <style:style style:name="P10" style:family="paragraph" style:parent-style-name="Standard">
      <style:text-properties fo:font-weight="bold" officeooo:rsid="000aa642" officeooo:paragraph-rsid="0026ad95" style:font-weight-asian="bold" style:font-weight-complex="bold"/>
    </style:style>
    <style:style style:name="P11" style:family="paragraph" style:parent-style-name="Standard">
      <style:text-properties officeooo:paragraph-rsid="0010a2f1"/>
    </style:style>
    <style:style style:name="P1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fo:margin-top="0in" fo:margin-bottom="0.1965in" style:contextual-spacing="false" style:line-height-at-least="0.198in"/>
    </style:style>
    <style:style style:name="P17" style:family="paragraph" style:parent-style-name="Standard">
      <style:text-properties style:font-name="Liberation Serif" fo:font-size="12pt" fo:font-weight="bold" officeooo:rsid="000aa642" officeooo:paragraph-rsid="0017d38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0aa642" officeooo:paragraph-rsid="002836e1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1d43e2" officeooo:paragraph-rsid="001d43e2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officeooo:paragraph-rsid="0017d38d" style:font-size-asian="12pt" style:font-size-complex="12pt"/>
    </style:style>
    <style:style style:name="P21" style:family="paragraph" style:parent-style-name="Standard">
      <style:text-properties officeooo:paragraph-rsid="0017d38d"/>
    </style:style>
    <style:style style:name="P22" style:family="paragraph" style:parent-style-name="Standard">
      <style:text-properties officeooo:paragraph-rsid="002836e1"/>
    </style:style>
    <style:style style:name="P23" style:family="paragraph" style:parent-style-name="Standard">
      <style:text-properties officeooo:paragraph-rsid="002836e1"/>
    </style:style>
    <style:style style:name="P24" style:family="paragraph" style:parent-style-name="Standard">
      <style:text-properties officeooo:paragraph-rsid="002e2970"/>
    </style:style>
    <style:style style:name="T1" style:family="text">
      <style:text-properties style:font-name="Liberation Sherif" fo:font-size="10pt" style:font-size-asian="10pt" style:font-size-complex="10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b016c" style:font-size-asian="12pt" style:font-size-complex="12pt"/>
    </style:style>
    <style:style style:name="T4" style:family="text">
      <style:text-properties style:font-name="Liberation Serif" fo:font-size="12pt" officeooo:rsid="000b45ae" style:font-size-asian="12pt" style:font-size-complex="12pt"/>
    </style:style>
    <style:style style:name="T5" style:family="text">
      <style:text-properties style:font-name="Liberation Serif" fo:font-size="12pt" officeooo:rsid="000c3374" style:font-size-asian="12pt" style:font-size-complex="12pt"/>
    </style:style>
    <style:style style:name="T6" style:family="text">
      <style:text-properties style:font-name="Liberation Serif" fo:font-size="12pt" officeooo:rsid="000e886f" style:font-size-asian="12pt" style:font-size-complex="12pt"/>
    </style:style>
    <style:style style:name="T7" style:family="text">
      <style:text-properties style:font-name="Liberation Serif" fo:font-size="12pt" officeooo:rsid="0010a2f1" style:font-size-asian="12pt" style:font-size-complex="12pt"/>
    </style:style>
    <style:style style:name="T8" style:family="text">
      <style:text-properties style:font-name="Liberation Serif" fo:font-size="12pt" officeooo:rsid="0017d38d" style:font-size-asian="12pt" style:font-size-complex="12pt"/>
    </style:style>
    <style:style style:name="T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aa642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0b016c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0b45ae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c3374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0d0b72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0e886f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17d38d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203d5b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2e2970" style:font-size-asian="12pt" style:font-weight-asian="normal" style:font-size-complex="12pt" style:font-weight-complex="normal"/>
    </style:style>
    <style:style style:name="T19" style:family="text">
      <style:text-properties style:font-name="Liberation Serif" fo:font-weight="normal" officeooo:rsid="000c3374" style:font-weight-asian="normal" style:font-weight-complex="normal"/>
    </style:style>
    <style:style style:name="T20" style:family="text">
      <style:text-properties style:font-name="Liberation Serif" fo:font-weight="normal" officeooo:rsid="0017d38d" style:font-weight-asian="normal" style:font-weight-complex="normal"/>
    </style:style>
    <style:style style:name="T21" style:family="text">
      <style:text-properties fo:color="#6a9955" loext:opacity="100%"/>
    </style:style>
    <style:style style:name="T22" style:family="text">
      <style:text-properties fo:color="#6a9955" loext:opacity="100%" style:font-name="Droid Sans Mono" fo:font-size="10.5pt" fo:font-weight="normal" officeooo:rsid="000c3374" fo:background-color="#1f1f1f" loext:char-shading-value="0" style:font-size-asian="12pt" style:font-size-complex="12pt"/>
    </style:style>
    <style:style style:name="T23" style:family="text">
      <style:text-properties fo:color="#c586c0" loext:opacity="100%"/>
    </style:style>
    <style:style style:name="T24" style:family="text">
      <style:text-properties fo:color="#4ec9b0" loext:opacity="100%"/>
    </style:style>
    <style:style style:name="T25" style:family="text">
      <style:text-properties fo:color="#569cd6" loext:opacity="100%"/>
    </style:style>
    <style:style style:name="T26" style:family="text">
      <style:text-properties fo:color="#dcdcaa" loext:opacity="100%"/>
    </style:style>
    <style:style style:name="T27" style:family="text">
      <style:text-properties fo:color="#9cdcfe" loext:opacity="100%"/>
    </style:style>
    <style:style style:name="T28" style:family="text">
      <style:text-properties fo:color="#ce9178" loext:opacity="100%"/>
    </style:style>
    <style:style style:name="T29" style:family="text">
      <style:text-properties fo:color="#d4d4d4" loext:opacity="100%"/>
    </style:style>
    <style:style style:name="T30" style:family="text">
      <style:text-properties fo:color="#4fc1ff" loext:opacity="100%"/>
    </style:style>
    <style:style style:name="T31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r ws_offboard_control:</text:p>
      <text:p text:style-name="P8">// </text:p>
      <text:p text:style-name="P8">cd ~/ws_offboard_control/src/px4_ros_com/src/examples/</text:p>
      <text:p text:style-name="P19">cd ~/ws_offboard_control/</text:p>
      <text:p text:style-name="P1">//</text:p>
      <text:p text:style-name="P20"/>
      <text:p text:style-name="P17"><text:span text:style-name="Source_20_Text"><text:span text:style-name="T20">cd </text:span></text:span><text:span text:style-name="Source_20_Text"><text:span text:style-name="T19">~/ws_ros2</text:span></text:span></text:p>
      <text:p text:style-name="Standard"><text:span text:style-name="Source_20_Text"><text:span text:style-name="T2">source /opt/ros/humble/setup.bash</text:span></text:span></text:p>
      <text:p text:style-name="Standard"><text:span text:style-name="Source_20_Text"><text:span text:style-name="T2">colcon build</text:span></text:span></text:p>
      <text:p text:style-name="Standard"><text:span text:style-name="Source_20_Text"><text:span text:style-name="T2">source install/local_setup.bash</text:span></text:span></text:p>
      <text:p text:style-name="P21"><text:span text:style-name="Source_20_Text"><text:span text:style-name="T8">source </text:span></text:span><text:span text:style-name="Source_20_Text"><text:span text:style-name="T13">install/setup.bash </text:span></text:span></text:p>
      <text:p text:style-name="P21"><text:span text:style-name="Source_20_Text"><text:span text:style-name="T13">ros2 run px4_ros_com detectarea_obstacolelor.py</text:span></text:span></text:p>
      <text:p text:style-name="P21"><text:span text:style-name="Source_20_Text"><text:span text:style-name="T13"/></text:span></text:p>
      <text:p text:style-name="P21"><text:span text:style-name="Source_20_Text"><text:span text:style-name="T13"/></text:span></text:p>
      <text:p text:style-name="P18"><text:span text:style-name="Source_20_Text"><text:span text:style-name="T20">cd </text:span></text:span><text:span text:style-name="Source_20_Text"><text:span text:style-name="T19">~/ws_ros2</text:span></text:span></text:p>
      <text:p text:style-name="P22"><text:span text:style-name="Source_20_Text"><text:span text:style-name="T2">source /opt/ros/humble/setup.bash</text:span></text:span></text:p>
      <text:p text:style-name="P22"><text:span text:style-name="Source_20_Text"><text:span text:style-name="T2">colcon build</text:span></text:span></text:p>
      <text:p text:style-name="P22"><text:span text:style-name="Source_20_Text"><text:span text:style-name="T2">source install/local_setup.bash</text:span></text:span></text:p>
      <text:p text:style-name="P22"><text:span text:style-name="Source_20_Text"><text:span text:style-name="T8">source </text:span></text:span><text:span text:style-name="Source_20_Text"><text:span text:style-name="T13">install/setup.bash </text:span></text:span></text:p>
      <text:p text:style-name="P24"><text:span text:style-name="Source_20_Text"><text:span text:style-name="T13">ros2 run px4_ros_com LidarDetection_Avoidance</text:span></text:span><text:span text:style-name="Source_20_Text"><text:span text:style-name="T18">.py</text:span></text:span></text:p>
      <text:p text:style-name="P22"><text:span text:style-name="Source_20_Text"><text:span text:style-name="T13"/></text:span></text:p>
      <text:p text:style-name="P22"><text:span text:style-name="Source_20_Text"><text:span text:style-name="T13">ros2 run px4_ros_com ControlWASD.py</text:span></text:span></text:p>
      <text:p text:style-name="P22"/>
      <text:p text:style-name="P22"><text:span text:style-name="Source_20_Text"><text:span text:style-name="T13"/></text:span></text:p>
      <text:p text:style-name="P21"><text:span text:style-name="Source_20_Text"><text:span text:style-name="T13">//</text:span></text:span></text:p>
      <text:p text:style-name="P21"><text:span text:style-name="Source_20_Text"><text:span text:style-name="T13">ros2 run px4_ros_com </text:span></text:span><text:span text:style-name="Source_20_Text"><text:span text:style-name="T16">my_</text:span></text:span><text:span text:style-name="Source_20_Text"><text:span text:style-name="T13">offboard_</text:span></text:span><text:span text:style-name="Source_20_Text"><text:span text:style-name="T16">controller</text:span></text:span><text:span text:style-name="Source_20_Text"><text:span text:style-name="T13">.</text:span></text:span><text:span text:style-name="Source_20_Text"><text:span text:style-name="T15">py</text:span></text:span></text:p>
      <text:p text:style-name="Standard"><text:span text:style-name="Source_20_Text"><text:span text:style-name="T2"/></text:span></text:p>
      <text:p text:style-name="P7"><text:span text:style-name="Source_20_Text"><text:span text:style-name="T13">source ~/ws_ros2/install/setup.bash </text:span></text:span></text:p>
      <text:p text:style-name="Standard"><text:span text:style-name="Source_20_Text"><text:span text:style-name="T2"/></text:span></text:p>
      <text:p text:style-name="P11"><text:span text:style-name="Source_20_Text"><text:span text:style-name="T2">ros2 run px4_ros_com offboard_</text:span></text:span><text:span text:style-name="Source_20_Text"><text:span text:style-name="T7">one</text:span></text:span><text:span text:style-name="Source_20_Text"><text:span text:style-name="T2">.</text:span></text:span><text:span text:style-name="Source_20_Text"><text:span text:style-name="T6">py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ros2 run px4_ros_com offboard_control.</text:span></text:span><text:span text:style-name="Source_20_Text"><text:span text:style-name="T6">py</text:span></text:span></text:p>
      <text:p text:style-name="Standard"><text:span text:style-name="Source_20_Text"><text:span text:style-name="T6">//</text:span></text:span></text:p>
      <text:p text:style-name="Standard"><text:span text:style-name="Source_20_Text"><text:span text:style-name="T1"/></text:span></text:p>
      <text:p text:style-name="P3"><text:span text:style-name="Source_20_Text"><text:span text:style-name="T2">For </text:span></text:span><text:span text:style-name="Source_20_Text"><text:span text:style-name="T3">micro-agent</text:span></text:span><text:span text:style-name="Source_20_Text"><text:span text:style-name="T2">:</text:span></text:span></text:p>
      <text:p text:style-name="P3"><text:span text:style-name="Source_20_Text"><text:span text:style-name="T2"/></text:span></text:p>
      <text:p text:style-name="P2"><text:span text:style-name="Source_20_Text"><text:span text:style-name="T10">cd ~/</text:span></text:span><text:span text:style-name="Source_20_Text"><text:span text:style-name="T9">Micro-XRCE-DDS-Agent</text:span></text:span></text:p>
      <text:p text:style-name="P2"><text:span text:style-name="Source_20_Text"><text:span text:style-name="T10">MicroXRCEAgent udp4 -p 8888</text:span></text:span></text:p>
      <text:p text:style-name="P3"><text:span text:style-name="Source_20_Text"><text:span text:style-name="T9"/></text:span></text:p>
      <text:p text:style-name="P3"><text:span text:style-name="Source_20_Text"><text:span text:style-name="T9"/></text:span></text:p>
      <text:p text:style-name="P4"><text:span text:style-name="Source_20_Text"><text:span text:style-name="T3">For px4_sitl </text:span></text:span></text:p>
      <text:p text:style-name="P4"><text:span text:style-name="Source_20_Text"><text:span text:style-name="T3"/></text:span></text:p>
      <text:p text:style-name="P4"><text:span text:style-name="Source_20_Text"><text:span text:style-name="T11">cd ~/PX4-Autopilot/</text:span></text:span></text:p>
      <text:p text:style-name="P4"><text:span text:style-name="Source_20_Text"><text:span text:style-name="T17">prime-run </text:span></text:span><text:span text:style-name="Source_20_Text"><text:span text:style-name="T11">make px4_sitl gazebo-classic_iris_rplidar__</text:span></text:span><text:span text:style-name="Source_20_Text"><text:span text:style-name="T14">warehouse</text:span></text:span></text:p>
      <text:p text:style-name="P4"><text:span text:style-name="Source_20_Text"><text:span text:style-name="T14"/></text:span></text:p>
      <text:p text:style-name="P9"><text:span text:style-name="Source_20_Text"><text:span text:style-name="T11">cd ~/PX4-Autopilot/</text:span></text:span></text:p>
      <text:p text:style-name="P4"><text:span text:style-name="Source_20_Text"><text:span text:style-name="T14">prime-run make px4_sitl gazebo-classic_iris_rplidar__ksql_airport</text:span></text:span></text:p>
      <text:p text:style-name="P4"><text:span text:style-name="Source_20_Text"><text:span text:style-name="T11"/></text:span></text:p>
      <text:p text:style-name="P10"><text:span text:style-name="Source_20_Text"><text:span text:style-name="T11">cd ~/PX4-Autopilot/</text:span></text:span></text:p>
      <text:p text:style-name="P10"><text:span text:style-name="Source_20_Text"><text:span text:style-name="T11">killall -9 gzserver gzclient</text:span></text:span></text:p>
      <text:p text:style-name="P10"><text:span text:style-name="Source_20_Text"><text:span text:style-name="T11">ros2 daemon stop</text:span></text:span></text:p>
      <text:p text:style-name="P10"><text:span text:style-name="Source_20_Text"><text:span text:style-name="T11">pkill -f ros2</text:span></text:span></text:p>
      <text:p text:style-name="P10"><text:soft-page-break/><text:span text:style-name="Source_20_Text"><text:span text:style-name="T11">pkill -f px4</text:span></text:span></text:p>
      <text:p text:style-name="P10"><text:span text:style-name="Source_20_Text"><text:span text:style-name="T11">rm -rf ~/.gazebo/log/*</text:span></text:span></text:p>
      <text:p text:style-name="P10"><text:span text:style-name="Source_20_Text"><text:span text:style-name="T11">source ~/px4_ros2_ws/install/setup.bash</text:span></text:span></text:p>
      <text:p text:style-name="P10"><text:span text:style-name="Source_20_Text"><text:span text:style-name="T14">prime-run make px4_sitl gazebo-classic_iris_rplidar__ksql_airport</text:span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3">For </text:span></text:span><text:span text:style-name="Source_20_Text"><text:span text:style-name="T4">rviz</text:span></text:span></text:p>
      <text:p text:style-name="P5"><text:span text:style-name="Source_20_Text"><text:span text:style-name="T4"/></text:span></text:p>
      <text:p text:style-name="P5"><text:span text:style-name="Source_20_Text"><text:span text:style-name="T12">rviz2</text:span></text:span></text:p>
      <text:p text:style-name="P5"><text:span text:style-name="Source_20_Text"><text:span text:style-name="T12">-set topic from lidar, set fixed frame to link</text:span></text:span></text:p>
      <text:p text:style-name="P5"><text:span text:style-name="Source_20_Text"><text:span text:style-name="T12"/></text:span></text:p>
      <text:p text:style-name="P6"><text:span text:style-name="Source_20_Text"><text:span text:style-name="T5">Topics:</text:span></text:span></text:p>
      <text:p text:style-name="P6"><text:span text:style-name="Source_20_Text"><text:span text:style-name="T5"/></text:span></text:p>
      <text:p text:style-name="P6"><text:span text:style-name="Source_20_Text"><text:span text:style-name="T13">ros2 topic list</text:span></text:span></text:p>
      <text:p text:style-name="P6"><text:span text:style-name="Source_20_Text"><text:span text:style-name="T13"><text:tab/>or</text:span></text:span></text:p>
      <text:p text:style-name="P6"><text:span text:style-name="Source_20_Text"><text:span text:style-name="T13">gz topic -l</text:span></text:span></text:p>
      <text:p text:style-name="P6"><text:span text:style-name="Source_20_Text"><text:span text:style-name="T13">gz topic -e</text:span></text:span></text:p>
      <text:p text:style-name="P6"><text:span text:style-name="Source_20_Text"><text:span text:style-name="T13">gz topic -e /gazebo/default/iris_rplidar/rplidar/link/laser/scan</text:span></text:span></text:p>
      <text:p text:style-name="P6"><text:span text:style-name="Source_20_Text"><text:span text:style-name="T13"/></text:span></text:p>
      <text:p text:style-name="P6"/>
      <text:p text:style-name="P6"><text:span text:style-name="Source_20_Text"><text:span text:style-name="T13">source ~/ws_ros2/install/setup.bash </text:span></text:span></text:p>
      <text:p text:style-name="P6"/>
      <text:p text:style-name="P6"><text:span text:style-name="Source_20_Text"><text:span text:style-name="T13">ros2 topic echo /fmu/out/vehicle_local_position --field z</text:span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22">#!/usr/bin/env python3</text:span></text:span></text:p>
      <text:p text:style-name="P13">#import pdb; pdb.set_trace()</text:p>
      <text:p text:style-name="P15"/>
      <text:p text:style-name="P12"><text:span text:style-name="T23">import</text:span> <text:span text:style-name="T24">rclpy</text:span></text:p>
      <text:p text:style-name="P12"><text:span text:style-name="T23">from</text:span> <text:span text:style-name="T24">rclpy</text:span>.<text:span text:style-name="T24">node</text:span> <text:span text:style-name="T23">import</text:span> <text:span text:style-name="T24">Node</text:span></text:p>
      <text:p text:style-name="P12"><text:span text:style-name="T23">from</text:span> <text:span text:style-name="T24">rclpy</text:span>.<text:span text:style-name="T24">qos</text:span> <text:span text:style-name="T23">import</text:span> <text:span text:style-name="T24">QoSProfile</text:span>, <text:span text:style-name="T24">ReliabilityPolicy</text:span>, <text:span text:style-name="T24">HistoryPolicy</text:span>, <text:span text:style-name="T24">DurabilityPolicy</text:span></text:p>
      <text:p text:style-name="P12"><text:span text:style-name="T23">from</text:span> <text:span text:style-name="T24">px4_msgs</text:span>.<text:span text:style-name="T24">msg</text:span> <text:span text:style-name="T23">import</text:span> <text:span text:style-name="T24">OffboardControlMode</text:span>, <text:span text:style-name="T24">TrajectorySetpoint</text:span>, <text:span text:style-name="T24">VehicleCommand</text:span>, <text:span text:style-name="T24">VehicleLocalPosition</text:span>, <text:span text:style-name="T24">VehicleStatus</text:span></text:p>
      <text:p text:style-name="P15"/>
      <text:p text:style-name="P12"><text:span text:style-name="T25">class</text:span> <text:span text:style-name="T24">OffboardControl</text:span>(<text:span text:style-name="T24">Node</text:span>):</text:p>
      <text:p text:style-name="P12"><text:span text:style-name="T25">def</text:span> <text:span text:style-name="T26">__init__</text:span>(<text:span text:style-name="T27">self</text:span>) -&gt; <text:span text:style-name="T25">None</text:span>:</text:p>
      <text:p text:style-name="P12"><text:span text:style-name="T24">super</text:span>().<text:span text:style-name="T26">__init__</text:span>(<text:span text:style-name="T28">'offboard_control_takeoff_and_land'</text:span>)</text:p>
      <text:p text:style-name="P15"/>
      <text:p text:style-name="P13"><text:soft-page-break/># QoS profile for all publishers/subscribers</text:p>
      <text:p text:style-name="P12"><text:span text:style-name="T27">qos_profile</text:span> <text:span text:style-name="T29">=</text:span> <text:span text:style-name="T24">QoSProfile</text:span>(</text:p>
      <text:p text:style-name="P12"><text:span text:style-name="T27">reliability</text:span><text:span text:style-name="T29">=</text:span><text:span text:style-name="T24">ReliabilityPolicy</text:span>.<text:span text:style-name="T30">BEST_EFFORT</text:span>,</text:p>
      <text:p text:style-name="P12"><text:span text:style-name="T27">durability</text:span><text:span text:style-name="T29">=</text:span><text:span text:style-name="T24">DurabilityPolicy</text:span>.<text:span text:style-name="T30">TRANSIENT_LOCAL</text:span>,</text:p>
      <text:p text:style-name="P12"><text:span text:style-name="T27">history</text:span><text:span text:style-name="T29">=</text:span><text:span text:style-name="T24">HistoryPolicy</text:span>.<text:span text:style-name="T30">KEEP_LAST</text:span>,</text:p>
      <text:p text:style-name="P12"><text:span text:style-name="T27">depth</text:span><text:span text:style-name="T29">=</text:span><text:span text:style-name="T31">10</text:span></text:p>
      <text:p text:style-name="P12">)</text:p>
      <text:p text:style-name="P15"/>
      <text:p text:style-name="P13"># Publishers</text:p>
      <text:p text:style-name="P12"><text:span text:style-name="T27">self</text:span>.<text:span text:style-name="T27">offboard_control_mode_publisher</text:span> <text:span text:style-name="T29">=</text:span> <text:span text:style-name="T27">self</text:span>.<text:span text:style-name="T26">create_publisher</text:span>(</text:p>
      <text:p text:style-name="P12"><text:span text:style-name="T24">OffboardControlMode</text:span>, <text:span text:style-name="T28">'/fmu/in/offboard_control_mode'</text:span>, <text:span text:style-name="T27">qos_profile</text:span>)</text:p>
      <text:p text:style-name="P12"><text:span text:style-name="T27">self</text:span>.<text:span text:style-name="T27">trajectory_setpoint_publisher</text:span> <text:span text:style-name="T29">=</text:span> <text:span text:style-name="T27">self</text:span>.<text:span text:style-name="T26">create_publisher</text:span>(</text:p>
      <text:p text:style-name="P12"><text:span text:style-name="T24">TrajectorySetpoint</text:span>, <text:span text:style-name="T28">'/fmu/in/trajectory_setpoint'</text:span>, <text:span text:style-name="T27">qos_profile</text:span>)</text:p>
      <text:p text:style-name="P12"><text:span text:style-name="T27">self</text:span>.<text:span text:style-name="T27">vehicle_command_publisher</text:span> <text:span text:style-name="T29">=</text:span> <text:span text:style-name="T27">self</text:span>.<text:span text:style-name="T26">create_publisher</text:span>(</text:p>
      <text:p text:style-name="P12"><text:span text:style-name="T24">VehicleCommand</text:span>, <text:span text:style-name="T28">'/fmu/in/vehicle_command'</text:span>, <text:span text:style-name="T27">qos_profile</text:span>)</text:p>
      <text:p text:style-name="P15"/>
      <text:p text:style-name="P13"># Subscribers</text:p>
      <text:p text:style-name="P12"><text:span text:style-name="T27">self</text:span>.<text:span text:style-name="T26">get_logger</text:span>().<text:span text:style-name="T26">info</text:span>(<text:span text:style-name="T25">f</text:span><text:span text:style-name="T28">"SUBSCRIBERS</text:span><text:span text:style-name="T25">{</text:span><text:span text:style-name="T27">self</text:span><text:span text:style-name="T25">}</text:span><text:span text:style-name="T28">"</text:span>)</text:p>
      <text:p text:style-name="P15"/>
      <text:p text:style-name="P12"><text:span text:style-name="T27">self</text:span>.<text:span text:style-name="T26">create_subscription</text:span>(</text:p>
      <text:p text:style-name="P12"><text:span text:style-name="T24">VehicleLocalPosition</text:span>, <text:span text:style-name="T28">'/fmu/out/vehicle_local_position'</text:span>, <text:span text:style-name="T27">self</text:span>.<text:span text:style-name="T26">vehicle_local_position_callback</text:span>, <text:span text:style-name="T27">qos_profile</text:span>)</text:p>
      <text:p text:style-name="P12"><text:span text:style-name="T27">self</text:span>.<text:span text:style-name="T26">create_subscription</text:span>(</text:p>
      <text:p text:style-name="P12"><text:span text:style-name="T24">VehicleStatus</text:span>, <text:span text:style-name="T28">'/fmu/out/vehicle_status'</text:span>, <text:span text:style-name="T27">self</text:span>.<text:span text:style-name="T26">vehicle_status_callback</text:span>, <text:span text:style-name="T27">qos_profile</text:span>)</text:p>
      <text:p text:style-name="P15"/>
      <text:p text:style-name="P13"># Variabile inițializate</text:p>
      <text:p text:style-name="P12"><text:span text:style-name="T27">self</text:span>.<text:span text:style-name="T27">vehicle_position</text:span> <text:span text:style-name="T29">=</text:span> <text:span text:style-name="T24">VehicleLocalPosition</text:span>()</text:p>
      <text:p text:style-name="P12"><text:span text:style-name="T27">self</text:span>.<text:span text:style-name="T27">vehicle_status</text:span> <text:span text:style-name="T29">=</text:span> <text:span text:style-name="T24">VehicleStatus</text:span>()</text:p>
      <text:p text:style-name="P12"><text:span text:style-name="T27">self</text:span>.<text:span text:style-name="T27">current_waypoint_index</text:span> <text:span text:style-name="T29">=</text:span> <text:span text:style-name="T31">0</text:span></text:p>
      <text:p text:style-name="P12"><text:span text:style-name="T27">self</text:span>.<text:span text:style-name="T27">waypoints</text:span> <text:span text:style-name="T29">=</text:span> [[<text:span text:style-name="T31">0.0</text:span>, <text:span text:style-name="T31">0.0</text:span>, <text:span text:style-name="T29">-</text:span><text:span text:style-name="T31">6.0</text:span>], [<text:span text:style-name="T31">5.0</text:span>, <text:span text:style-name="T31">0.0</text:span>, <text:span text:style-name="T29">-</text:span><text:span text:style-name="T31">5.0</text:span>], [<text:span text:style-name="T31">5.0</text:span>, <text:span text:style-name="T31">3.0</text:span>, <text:span text:style-name="T29">-</text:span><text:span text:style-name="T31">5.0</text:span>], [<text:span text:style-name="T31">0.0</text:span>, <text:span text:style-name="T31">3.0</text:span>, <text:span text:style-name="T29">-</text:span><text:span text:style-name="T31">5.0</text:span>], [<text:span text:style-name="T31">0.0</text:span>, <text:span text:style-name="T31">0.0</text:span>, <text:span text:style-name="T29">-</text:span><text:span text:style-name="T31">5.0</text:span>]]</text:p>
      <text:p text:style-name="P12"><text:span text:style-name="T27">self</text:span>.<text:span text:style-name="T27">waypoint_tolerance</text:span> <text:span text:style-name="T29">=</text:span> <text:span text:style-name="T31">0.5</text:span> <text:span text:style-name="T21"># Toleranța pentru a considera că drona a ajuns la un waypoint</text:span></text:p>
      <text:p text:style-name="P15"/>
      <text:p text:style-name="P13"># Timer pentru callback</text:p>
      <text:p text:style-name="P12"><text:span text:style-name="T27">self</text:span>.<text:span text:style-name="T26">create_timer</text:span>(<text:span text:style-name="T31">0.1</text:span>, <text:span text:style-name="T27">self</text:span>.<text:span text:style-name="T26">timer_callback</text:span>)</text:p>
      <text:p text:style-name="P12"><text:span text:style-name="T27">self</text:span>.<text:span text:style-name="T27">offboard_setpoint_counter</text:span> <text:span text:style-name="T29">=</text:span> <text:span text:style-name="T31">0</text:span></text:p>
      <text:p text:style-name="P15"/>
      <text:p text:style-name="P12"><text:span text:style-name="T25">def</text:span> <text:span text:style-name="T26">vehicle_local_position_callback</text:span>(<text:span text:style-name="T27">self</text:span>, <text:span text:style-name="T27">position</text:span>):</text:p>
      <text:p text:style-name="P12"><text:span text:style-name="T27">self</text:span>.<text:span text:style-name="T26">get_logger</text:span>().<text:span text:style-name="T26">info</text:span>(<text:span text:style-name="T28">"CHEEEEEEEEEEEEEEEEEEk"</text:span>)</text:p>
      <text:p text:style-name="P14">"""Callback pentru poziția locală a dronei."""</text:p>
      <text:p text:style-name="P12"><text:span text:style-name="T27">self</text:span>.<text:span text:style-name="T27">vehicle_position</text:span> <text:span text:style-name="T29">=</text:span> <text:span text:style-name="T27">position</text:span></text:p>
      <text:p text:style-name="P12"><text:span text:style-name="T27">self</text:span>.<text:span text:style-name="T26">get_logger</text:span>().<text:span text:style-name="T26">info</text:span>(<text:span text:style-name="T28">"CHEEEEEEEEEEEEEEEEEEk"</text:span>)</text:p>
      <text:p text:style-name="P16"/>
      <text:p text:style-name="P12"><text:span text:style-name="T25">def</text:span> <text:span text:style-name="T26">vehicle_status_callback</text:span>(<text:span text:style-name="T27">self</text:span>, <text:span text:style-name="T27">status</text:span>):</text:p>
      <text:p text:style-name="P14">"""Callback pentru starea dronei."""</text:p>
      <text:p text:style-name="P12"><text:span text:style-name="T27">self</text:span>.<text:span text:style-name="T27">vehicle_status</text:span> <text:span text:style-name="T29">=</text:span> <text:span text:style-name="T27">status</text:span></text:p>
      <text:p text:style-name="P15"/>
      <text:p text:style-name="P12"><text:span text:style-name="T25">def</text:span> <text:span text:style-name="T26">arm</text:span>(<text:span text:style-name="T27">self</text:span>):</text:p>
      <text:p text:style-name="P14">"""Armare drona"""</text:p>
      <text:p text:style-name="P12"><text:soft-page-break/><text:span text:style-name="T27">self</text:span>.<text:span text:style-name="T26">publish_vehicle_command</text:span>(<text:span text:style-name="T24">VehicleCommand</text:span>.<text:span text:style-name="T27">VEHICLE_CMD_COMPONENT_ARM_DISARM</text:span>, <text:span text:style-name="T27">param1</text:span><text:span text:style-name="T29">=</text:span><text:span text:style-name="T31">1.0</text:span>)</text:p>
      <text:p text:style-name="P12"><text:span text:style-name="T27">self</text:span>.<text:span text:style-name="T26">get_logger</text:span>().<text:span text:style-name="T26">info</text:span>(<text:span text:style-name="T28">'Arm command sent'</text:span>)</text:p>
      <text:p text:style-name="P15"/>
      <text:p text:style-name="P12"><text:span text:style-name="T25">def</text:span> <text:span text:style-name="T26">disarm</text:span>(<text:span text:style-name="T27">self</text:span>):</text:p>
      <text:p text:style-name="P14">"""Dezarmare drona"""</text:p>
      <text:p text:style-name="P12"><text:span text:style-name="T27">self</text:span>.<text:span text:style-name="T26">publish_vehicle_command</text:span>(<text:span text:style-name="T24">VehicleCommand</text:span>.<text:span text:style-name="T27">VEHICLE_CMD_COMPONENT_ARM_DISARM</text:span>, <text:span text:style-name="T27">param1</text:span><text:span text:style-name="T29">=</text:span><text:span text:style-name="T31">0.0</text:span>)</text:p>
      <text:p text:style-name="P12"><text:span text:style-name="T27">self</text:span>.<text:span text:style-name="T26">get_logger</text:span>().<text:span text:style-name="T26">info</text:span>(<text:span text:style-name="T28">'Disarm command sent'</text:span>)</text:p>
      <text:p text:style-name="P15"/>
      <text:p text:style-name="P12"><text:span text:style-name="T25">def</text:span> <text:span text:style-name="T26">engage_offboard_mode</text:span>(<text:span text:style-name="T27">self</text:span>):</text:p>
      <text:p text:style-name="P14">"""Activare mod offboard"""</text:p>
      <text:p text:style-name="P12"><text:span text:style-name="T27">self</text:span>.<text:span text:style-name="T26">publish_vehicle_command</text:span>(<text:span text:style-name="T24">VehicleCommand</text:span>.<text:span text:style-name="T27">VEHICLE_CMD_DO_SET_MODE</text:span>, <text:span text:style-name="T27">param1</text:span><text:span text:style-name="T29">=</text:span><text:span text:style-name="T31">1.0</text:span>, <text:span text:style-name="T27">param2</text:span><text:span text:style-name="T29">=</text:span><text:span text:style-name="T31">6.0</text:span>)</text:p>
      <text:p text:style-name="P12"><text:span text:style-name="T27">self</text:span>.<text:span text:style-name="T26">get_logger</text:span>().<text:span text:style-name="T26">info</text:span>(<text:span text:style-name="T28">"Switching to offboard mode"</text:span>)</text:p>
      <text:p text:style-name="P15"/>
      <text:p text:style-name="P12"><text:span text:style-name="T25">def</text:span> <text:span text:style-name="T26">land</text:span>(<text:span text:style-name="T27">self</text:span>):</text:p>
      <text:p text:style-name="P14">"""Activare mod de aterizare"""</text:p>
      <text:p text:style-name="P12"><text:span text:style-name="T27">self</text:span>.<text:span text:style-name="T26">publish_vehicle_command</text:span>(<text:span text:style-name="T24">VehicleCommand</text:span>.<text:span text:style-name="T27">VEHICLE_CMD_NAV_LAND</text:span>)</text:p>
      <text:p text:style-name="P12"><text:span text:style-name="T27">self</text:span>.<text:span text:style-name="T26">get_logger</text:span>().<text:span text:style-name="T26">info</text:span>(<text:span text:style-name="T28">"Landing initiated"</text:span>)</text:p>
      <text:p text:style-name="P15"/>
      <text:p text:style-name="P12"><text:span text:style-name="T25">def</text:span> <text:span text:style-name="T26">publish_offboard_control_heartbeat</text:span>(<text:span text:style-name="T27">self</text:span>):</text:p>
      <text:p text:style-name="P14">"""Trimite semnalul pentru a menține modul offboard activ"""</text:p>
      <text:p text:style-name="P12"><text:span text:style-name="T27">msg</text:span> <text:span text:style-name="T29">=</text:span> <text:span text:style-name="T24">OffboardControlMode</text:span>()</text:p>
      <text:p text:style-name="P12"><text:span text:style-name="T27">msg</text:span>.<text:span text:style-name="T27">position</text:span> <text:span text:style-name="T29">=</text:span> <text:span text:style-name="T25">True</text:span></text:p>
      <text:p text:style-name="P12"><text:span text:style-name="T27">msg</text:span>.<text:span text:style-name="T27">timestamp</text:span> <text:span text:style-name="T29">=</text:span> <text:span text:style-name="T24">int</text:span>(<text:span text:style-name="T27">self</text:span>.<text:span text:style-name="T26">get_clock</text:span>().<text:span text:style-name="T26">now</text:span>().<text:span text:style-name="T27">nanoseconds</text:span> <text:span text:style-name="T29">/</text:span> <text:span text:style-name="T31">1000</text:span>)</text:p>
      <text:p text:style-name="P12"><text:span text:style-name="T27">self</text:span>.<text:span text:style-name="T27">offboard_control_mode_publisher</text:span>.<text:span text:style-name="T26">publish</text:span>(<text:span text:style-name="T27">msg</text:span>)</text:p>
      <text:p text:style-name="P15"/>
      <text:p text:style-name="P12"><text:span text:style-name="T25">def</text:span> <text:span text:style-name="T26">publish_position_setpoint</text:span>(<text:span text:style-name="T27">self</text:span>, <text:span text:style-name="T27">x</text:span>: <text:span text:style-name="T24">float</text:span>, <text:span text:style-name="T27">y</text:span>: <text:span text:style-name="T24">float</text:span>, <text:span text:style-name="T27">z</text:span>: <text:span text:style-name="T24">float</text:span>):</text:p>
      <text:p text:style-name="P14">"""Trimite un setpoint de poziție (x, y, z)"""</text:p>
      <text:p text:style-name="P12"><text:span text:style-name="T27">msg</text:span> <text:span text:style-name="T29">=</text:span> <text:span text:style-name="T24">TrajectorySetpoint</text:span>()</text:p>
      <text:p text:style-name="P12"><text:span text:style-name="T27">msg</text:span>.<text:span text:style-name="T27">position</text:span> <text:span text:style-name="T29">=</text:span> [<text:span text:style-name="T27">x</text:span>, <text:span text:style-name="T27">y</text:span>, <text:span text:style-name="T27">z</text:span>]</text:p>
      <text:p text:style-name="P12"><text:span text:style-name="T27">msg</text:span>.<text:span text:style-name="T27">timestamp</text:span> <text:span text:style-name="T29">=</text:span> <text:span text:style-name="T24">int</text:span>(<text:span text:style-name="T27">self</text:span>.<text:span text:style-name="T26">get_clock</text:span>().<text:span text:style-name="T26">now</text:span>().<text:span text:style-name="T27">nanoseconds</text:span> <text:span text:style-name="T29">/</text:span> <text:span text:style-name="T31">1000</text:span>)</text:p>
      <text:p text:style-name="P12"><text:span text:style-name="T27">self</text:span>.<text:span text:style-name="T27">trajectory_setpoint_publisher</text:span>.<text:span text:style-name="T26">publish</text:span>(<text:span text:style-name="T27">msg</text:span>)</text:p>
      <text:p text:style-name="P12"><text:span text:style-name="T27">self</text:span>.<text:span text:style-name="T26">get_logger</text:span>().<text:span text:style-name="T26">info</text:span>(<text:span text:style-name="T25">f</text:span><text:span text:style-name="T28">"Moving to waypoint: </text:span><text:span text:style-name="T25">{</text:span>[<text:span text:style-name="T27">x</text:span>, <text:span text:style-name="T27">y</text:span>, <text:span text:style-name="T27">z</text:span>]<text:span text:style-name="T25">}</text:span><text:span text:style-name="T28">"</text:span>)</text:p>
      <text:p text:style-name="P15"/>
      <text:p text:style-name="P12"><text:span text:style-name="T25">def</text:span> <text:span text:style-name="T26">publish_vehicle_command</text:span>(<text:span text:style-name="T27">self</text:span>, <text:span text:style-name="T27">command</text:span>, <text:span text:style-name="T29">**</text:span><text:span text:style-name="T27">params</text:span>):</text:p>
      <text:p text:style-name="P14">"""Trimite o comandă către dronă"""</text:p>
      <text:p text:style-name="P12"><text:span text:style-name="T27">msg</text:span> <text:span text:style-name="T29">=</text:span> <text:span text:style-name="T24">VehicleCommand</text:span>()</text:p>
      <text:p text:style-name="P12"><text:span text:style-name="T27">msg</text:span>.<text:span text:style-name="T27">command</text:span> <text:span text:style-name="T29">=</text:span> <text:span text:style-name="T27">command</text:span></text:p>
      <text:p text:style-name="P12"><text:span text:style-name="T27">msg</text:span>.<text:span text:style-name="T27">param1</text:span> <text:span text:style-name="T29">=</text:span> <text:span text:style-name="T27">params</text:span>.<text:span text:style-name="T26">get</text:span>(<text:span text:style-name="T28">"param1"</text:span>, <text:span text:style-name="T31">0.0</text:span>)</text:p>
      <text:p text:style-name="P12"><text:span text:style-name="T27">msg</text:span>.<text:span text:style-name="T27">param2</text:span> <text:span text:style-name="T29">=</text:span> <text:span text:style-name="T27">params</text:span>.<text:span text:style-name="T26">get</text:span>(<text:span text:style-name="T28">"param2"</text:span>, <text:span text:style-name="T31">0.0</text:span>)</text:p>
      <text:p text:style-name="P12"><text:span text:style-name="T27">msg</text:span>.<text:span text:style-name="T27">target_system</text:span> <text:span text:style-name="T29">=</text:span> <text:span text:style-name="T31">1</text:span></text:p>
      <text:p text:style-name="P12"><text:span text:style-name="T27">msg</text:span>.<text:span text:style-name="T27">target_component</text:span> <text:span text:style-name="T29">=</text:span> <text:span text:style-name="T31">1</text:span></text:p>
      <text:p text:style-name="P12"><text:span text:style-name="T27">msg</text:span>.<text:span text:style-name="T27">from_external</text:span> <text:span text:style-name="T29">=</text:span> <text:span text:style-name="T25">True</text:span></text:p>
      <text:p text:style-name="P12"><text:span text:style-name="T27">msg</text:span>.<text:span text:style-name="T27">timestamp</text:span> <text:span text:style-name="T29">=</text:span> <text:span text:style-name="T24">int</text:span>(<text:span text:style-name="T27">self</text:span>.<text:span text:style-name="T26">get_clock</text:span>().<text:span text:style-name="T26">now</text:span>().<text:span text:style-name="T27">nanoseconds</text:span> <text:span text:style-name="T29">/</text:span> <text:span text:style-name="T31">1000</text:span>)</text:p>
      <text:p text:style-name="P12"><text:span text:style-name="T27">self</text:span>.<text:span text:style-name="T27">vehicle_command_publisher</text:span>.<text:span text:style-name="T26">publish</text:span>(<text:span text:style-name="T27">msg</text:span>)</text:p>
      <text:p text:style-name="P15"/>
      <text:p text:style-name="P12"><text:span text:style-name="T25">def</text:span> <text:span text:style-name="T26">distance_to_waypoint</text:span>(<text:span text:style-name="T27">self</text:span>, <text:span text:style-name="T27">current_pos</text:span>, <text:span text:style-name="T27">waypoint</text:span>):</text:p>
      <text:p text:style-name="P14">"""Calculează distanța până la un waypoint"""</text:p>
      <text:p text:style-name="P12"><text:soft-page-break/><text:span text:style-name="T23">return</text:span> ((<text:span text:style-name="T27">current_pos</text:span>.x <text:span text:style-name="T29">-</text:span> <text:span text:style-name="T27">waypoint</text:span>[<text:span text:style-name="T31">0</text:span>]) <text:span text:style-name="T29">**</text:span> <text:span text:style-name="T31">2</text:span> <text:span text:style-name="T29">+</text:span> (<text:span text:style-name="T27">current_pos</text:span>.y <text:span text:style-name="T29">-</text:span> <text:span text:style-name="T27">waypoint</text:span>[<text:span text:style-name="T31">1</text:span>]) <text:span text:style-name="T29">**</text:span> <text:span text:style-name="T31">2</text:span> <text:span text:style-name="T29">+</text:span> (<text:span text:style-name="T27">current_pos</text:span>.z <text:span text:style-name="T29">-</text:span> <text:span text:style-name="T27">waypoint</text:span>[<text:span text:style-name="T31">2</text:span>]) <text:span text:style-name="T29">**</text:span> <text:span text:style-name="T31">2</text:span>) <text:span text:style-name="T29">**</text:span> <text:span text:style-name="T31">0.5</text:span></text:p>
      <text:p text:style-name="P15"/>
      <text:p text:style-name="P12"><text:span text:style-name="T25">def</text:span> <text:span text:style-name="T26">timer_callback</text:span>(<text:span text:style-name="T27">self</text:span>):</text:p>
      <text:p text:style-name="P14">"""Callback pentru timer"""</text:p>
      <text:p text:style-name="P12"><text:span text:style-name="T27">self</text:span>.<text:span text:style-name="T26">publish_offboard_control_heartbeat</text:span>()</text:p>
      <text:p text:style-name="P15"/>
      <text:p text:style-name="P13"># Armare și activare offboard după câteva cicluri</text:p>
      <text:p text:style-name="P12"><text:span text:style-name="T23">if</text:span> <text:span text:style-name="T27">self</text:span>.<text:span text:style-name="T27">offboard_setpoint_counter</text:span> <text:span text:style-name="T29">==</text:span> <text:span text:style-name="T31">10</text:span>:</text:p>
      <text:p text:style-name="P12"><text:span text:style-name="T27">self</text:span>.<text:span text:style-name="T26">engage_offboard_mode</text:span>()</text:p>
      <text:p text:style-name="P12"><text:span text:style-name="T27">self</text:span>.<text:span text:style-name="T26">arm</text:span>()</text:p>
      <text:p text:style-name="P15"/>
      <text:p text:style-name="P13"># Verificăm distanța față de waypoint-ul curent</text:p>
      <text:p text:style-name="P12"><text:span text:style-name="T23">if</text:span> <text:span text:style-name="T27">self</text:span>.<text:span text:style-name="T26">distance_to_waypoint</text:span>(<text:span text:style-name="T27">self</text:span>.<text:span text:style-name="T27">vehicle_position</text:span>, <text:span text:style-name="T27">self</text:span>.<text:span text:style-name="T27">waypoints</text:span>[<text:span text:style-name="T27">self</text:span>.<text:span text:style-name="T27">current_waypoint_index</text:span>]) <text:span text:style-name="T29">&gt;</text:span> <text:span text:style-name="T27">self</text:span>.<text:span text:style-name="T27">waypoint_tolerance</text:span>:</text:p>
      <text:p text:style-name="P13"># Mutăm drona spre waypoint</text:p>
      <text:p text:style-name="P12"><text:span text:style-name="T27">x</text:span>, <text:span text:style-name="T27">y</text:span>, <text:span text:style-name="T27">z</text:span> <text:span text:style-name="T29">=</text:span> <text:span text:style-name="T27">self</text:span>.<text:span text:style-name="T27">waypoints</text:span>[<text:span text:style-name="T27">self</text:span>.<text:span text:style-name="T27">current_waypoint_index</text:span>]</text:p>
      <text:p text:style-name="P12"><text:span text:style-name="T27">self</text:span>.<text:span text:style-name="T26">publish_position_setpoint</text:span>(<text:span text:style-name="T27">x</text:span>, <text:span text:style-name="T27">y</text:span>, <text:span text:style-name="T27">z</text:span>)</text:p>
      <text:p text:style-name="P12"><text:span text:style-name="T23">else</text:span>:</text:p>
      <text:p text:style-name="P13"># Trecem la următorul waypoint</text:p>
      <text:p text:style-name="P12"><text:span text:style-name="T27">self</text:span>.<text:span text:style-name="T27">current_waypoint_index</text:span> <text:span text:style-name="T29">+=</text:span> <text:span text:style-name="T31">1</text:span></text:p>
      <text:p text:style-name="P15"/>
      <text:p text:style-name="P13"># Dacă am ajuns la ultimul waypoint, aterizăm</text:p>
      <text:p text:style-name="P12"><text:span text:style-name="T23">if</text:span> <text:span text:style-name="T27">self</text:span>.<text:span text:style-name="T27">current_waypoint_index</text:span> <text:span text:style-name="T29">&gt;=</text:span> <text:span text:style-name="T26">len</text:span>(<text:span text:style-name="T27">self</text:span>.<text:span text:style-name="T27">waypoints</text:span>):</text:p>
      <text:p text:style-name="P12"><text:span text:style-name="T27">self</text:span>.<text:span text:style-name="T26">land</text:span>()</text:p>
      <text:p text:style-name="P15"/>
      <text:p text:style-name="P12"><text:span text:style-name="T23">if</text:span> <text:span text:style-name="T27">self</text:span>.<text:span text:style-name="T27">offboard_setpoint_counter</text:span> <text:span text:style-name="T29">&lt;</text:span> <text:span text:style-name="T31">11</text:span>:</text:p>
      <text:p text:style-name="P12"><text:span text:style-name="T27">self</text:span>.<text:span text:style-name="T27">offboard_setpoint_counter</text:span> <text:span text:style-name="T29">+=</text:span> <text:span text:style-name="T31">1</text:span></text:p>
      <text:p text:style-name="P15"/>
      <text:p text:style-name="P12"><text:span text:style-name="T25">def</text:span> <text:span text:style-name="T26">main</text:span>(<text:span text:style-name="T27">args</text:span><text:span text:style-name="T29">=</text:span><text:span text:style-name="T25">None</text:span>):</text:p>
      <text:p text:style-name="P12"><text:span text:style-name="T24">rclpy</text:span>.<text:span text:style-name="T26">init</text:span>(<text:span text:style-name="T27">args</text:span><text:span text:style-name="T29">=</text:span><text:span text:style-name="T27">args</text:span>)</text:p>
      <text:p text:style-name="P12"><text:span text:style-name="T27">node</text:span> <text:span text:style-name="T29">=</text:span> <text:span text:style-name="T24">OffboardControl</text:span>()</text:p>
      <text:p text:style-name="P12"><text:span text:style-name="T24">rclpy</text:span>.<text:span text:style-name="T26">spin</text:span>(<text:span text:style-name="T27">node</text:span>)</text:p>
      <text:p text:style-name="P12"><text:span text:style-name="T27">node</text:span>.<text:span text:style-name="T26">destroy_node</text:span>()</text:p>
      <text:p text:style-name="P12"><text:span text:style-name="T24">rclpy</text:span>.<text:span text:style-name="T26">shutdown</text:span>()</text:p>
      <text:p text:style-name="P15"/>
      <text:p text:style-name="P12"><text:span text:style-name="T23">if</text:span> <text:span text:style-name="T27">__name__</text:span> <text:span text:style-name="T29">==</text:span> <text:span text:style-name="T28">'__main__'</text:span>:</text:p>
      <text:p text:style-name="P12"><text:span text:style-name="T26">main</text:span>()</text:p>
      <text:p text:style-name="P6"><text:span text:style-name="Source_20_Tex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" svg:font-family="'Liberation Sheri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5:38:18.947239553</meta:creation-date>
    <dc:date>2025-05-13T19:37:26.069652069</dc:date>
    <meta:editing-duration>PT13H49M23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5" meta:paragraph-count="168" meta:word-count="548" meta:character-count="6174" meta:non-whitespace-character-count="5788"/>
  </office:meta>
</office:document-meta>
</file>